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9" style:family="table-column">
      <style:table-column-properties fo:break-before="auto" style:column-width="27.02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25.35mm"/>
    </style:style>
    <style:style style:name="co12" style:family="table-column">
      <style:table-column-properties fo:break-before="auto" style:column-width="25.96mm"/>
    </style:style>
    <style:style style:name="co13" style:family="table-column">
      <style:table-column-properties fo:break-before="auto" style:column-width="47.96mm"/>
    </style:style>
    <style:style style:name="co8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.73mm"/>
    </style:style>
    <style:style style:name="co14" style:family="table-column">
      <style:table-column-properties fo:break-before="auto" style:column-width="14.23mm"/>
    </style:style>
    <style:style style:name="co15" style:family="table-column">
      <style:table-column-properties fo:break-before="auto" style:column-width="14.45mm"/>
    </style:style>
    <style:style style:name="co16" style:family="table-column">
      <style:table-column-properties fo:break-before="auto" style:column-width="17.59mm"/>
    </style:style>
    <style:style style:name="co17" style:family="table-column">
      <style:table-column-properties fo:break-before="auto" style:column-width="17.37mm"/>
    </style:style>
    <style:style style:name="co18" style:family="table-column">
      <style:table-column-properties fo:break-before="auto" style:column-width="15.91mm"/>
    </style:style>
    <style:style style:name="co19" style:family="table-column">
      <style:table-column-properties fo:break-before="auto" style:column-width="12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6"/>
    <style:style style:name="ce8" style:family="table-cell" style:parent-style-name="Default" style:data-style-name="N116"/>
    <style:style style:name="ce5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2"/>
    <style:style style:name="ce13" style:family="table-cell" style:parent-style-name="Default" style:data-style-name="N109"/>
    <style:style style:name="ce10" style:family="table-cell" style:parent-style-name="Default" style:data-style-name="N36"/>
    <style:style style:name="ce11" style:family="table-cell" style:parent-style-name="Default" style:data-style-name="N116"/>
  </office:automatic-styles>
  <office:body>
    <office:spreadsheet>
      <table:calculation-settings table:automatic-find-labels="false" table:use-regular-expressions="false" table:use-wildcards="true"/>
      <table:table table:name="annual" table:style-name="ta1">
        <table:table-column table:style-name="co7" table:default-cell-style-name="Default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3"/>
        <table:table-column table:style-name="co19" table:default-cell-style-name="Default"/>
        <table:table-column table:style-name="co8" table:number-columns-repeated="1016" table:default-cell-style-name="Default"/>
        <table:table-row table:style-name="ro1"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cash</text:p>
          </table:table-cell>
          <table:table-cell table:style-name="ce5" office:value-type="string" calcext:value-type="string">
            <text:p>token</text:p>
          </table:table-cell>
          <table:table-cell table:style-name="ce5" office:value-type="string" calcext:value-type="string">
            <text:p>daypass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cpi</text:p>
          </table:table-cell>
          <table:table-cell/>
          <table:table-cell table:style-name="ce5" table:number-columns-repeated="1016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.3" calcext:value-type="float">
            <text:p>0.30</text:p>
          </table:table-cell>
          <table:table-cell table:formula="of:=1/4" office:value-type="float" office:value="0.25" calcext:value-type="float">
            <text:p>0.25</text:p>
          </table:table-cell>
          <table:table-cell table:number-columns-repeated="3"/>
          <table:table-cell office:value-type="float" office:value="24" calcext:value-type="float">
            <text:p>24.0</text:p>
          </table:table-cell>
          <table:table-cell table:number-columns-repeated="1017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26.6" calcext:value-type="float">
            <text:p>26.6</text:p>
          </table:table-cell>
          <table:table-cell table:number-columns-repeated="1017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.4" calcext:value-type="float">
            <text:p>0.40</text:p>
          </table:table-cell>
          <table:table-cell table:formula="of:=1/4" office:value-type="float" office:value="0.25" calcext:value-type="float">
            <text:p>0.25</text:p>
          </table:table-cell>
          <table:table-cell table:number-columns-repeated="3"/>
          <table:table-cell office:value-type="float" office:value="29.5" calcext:value-type="float">
            <text:p>29.5</text:p>
          </table:table-cell>
          <table:table-cell table:number-columns-repeated="1017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5" calcext:value-type="float">
            <text:p>0.50</text:p>
          </table:table-cell>
          <table:table-cell table:formula="of:=1/3" office:value-type="float" office:value="0.333333333333333" calcext:value-type="float">
            <text:p>0.33</text:p>
          </table:table-cell>
          <table:table-cell table:number-columns-repeated="3"/>
          <table:table-cell office:value-type="float" office:value="31.3" calcext:value-type="float">
            <text:p>31.3</text:p>
          </table:table-cell>
          <table:table-cell table:number-columns-repeated="1017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5" calcext:value-type="float">
            <text:p>0.50</text:p>
          </table:table-cell>
          <table:table-cell table:formula="of:=1/3" office:value-type="float" office:value="0.333333333333333" calcext:value-type="float">
            <text:p>0.33</text:p>
          </table:table-cell>
          <table:table-cell table:number-columns-repeated="3"/>
          <table:table-cell office:value-type="float" office:value="33.9" calcext:value-type="float">
            <text:p>33.9</text:p>
          </table:table-cell>
          <table:table-cell table:number-columns-repeated="1017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55" calcext:value-type="float">
            <text:p>0.55</text:p>
          </table:table-cell>
          <table:table-cell table:formula="of:=2/5" office:value-type="float" office:value="0.4" calcext:value-type="float">
            <text:p>0.40</text:p>
          </table:table-cell>
          <table:table-cell table:number-columns-repeated="3"/>
          <table:table-cell office:value-type="float" office:value="37.2" calcext:value-type="float">
            <text:p>37.2</text:p>
          </table:table-cell>
          <table:table-cell table:number-columns-repeated="1017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6" calcext:value-type="float">
            <text:p>0.60</text:p>
          </table:table-cell>
          <table:table-cell table:formula="of:=3/7" office:value-type="float" office:value="0.428571428571429" calcext:value-type="float">
            <text:p>0.43</text:p>
          </table:table-cell>
          <table:table-cell table:number-columns-repeated="3"/>
          <table:table-cell office:value-type="float" office:value="40.3" calcext:value-type="float">
            <text:p>40.3</text:p>
          </table:table-cell>
          <table:table-cell table:number-columns-repeated="1017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6" calcext:value-type="float">
            <text:p>0.60</text:p>
          </table:table-cell>
          <table:table-cell table:formula="of:=3/7" office:value-type="float" office:value="0.428571428571429" calcext:value-type="float">
            <text:p>0.43</text:p>
          </table:table-cell>
          <table:table-cell/>
          <table:table-cell office:value-type="float" office:value="26" calcext:value-type="float">
            <text:p>26.00</text:p>
          </table:table-cell>
          <table:table-cell/>
          <table:table-cell office:value-type="float" office:value="44.7" calcext:value-type="float">
            <text:p>44.7</text:p>
          </table:table-cell>
          <table:table-cell table:number-columns-repeated="1017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65" calcext:value-type="float">
            <text:p>0.65</text:p>
          </table:table-cell>
          <table:table-cell table:formula="of:=3/6" office:value-type="float" office:value="0.5" calcext:value-type="float">
            <text:p>0.50</text:p>
          </table:table-cell>
          <table:table-cell/>
          <table:table-cell office:value-type="float" office:value="29.75" calcext:value-type="float">
            <text:p>29.75</text:p>
          </table:table-cell>
          <table:table-cell/>
          <table:table-cell office:value-type="float" office:value="50.3" calcext:value-type="float">
            <text:p>50.3</text:p>
          </table:table-cell>
          <table:table-cell table:number-columns-repeated="101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75" calcext:value-type="float">
            <text:p>0.75</text:p>
          </table:table-cell>
          <table:table-cell table:formula="of:=4/7" office:value-type="float" office:value="0.571428571428571" calcext:value-type="float">
            <text:p>0.57</text:p>
          </table:table-cell>
          <table:table-cell/>
          <table:table-cell office:value-type="float" office:value="32.5" calcext:value-type="float">
            <text:p>32.50</text:p>
          </table:table-cell>
          <table:table-cell/>
          <table:table-cell office:value-type="float" office:value="55.6" calcext:value-type="float">
            <text:p>55.6</text:p>
          </table:table-cell>
          <table:table-cell table:number-columns-repeated="1017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85" calcext:value-type="float">
            <text:p>0.85</text:p>
          </table:table-cell>
          <table:table-cell table:formula="of:=5/8" office:value-type="float" office:value="0.625" calcext:value-type="float">
            <text:p>0.63</text:p>
          </table:table-cell>
          <table:table-cell/>
          <table:table-cell office:value-type="float" office:value="34.75" calcext:value-type="float">
            <text:p>34.75</text:p>
          </table:table-cell>
          <table:table-cell/>
          <table:table-cell office:value-type="float" office:value="58.7" calcext:value-type="float">
            <text:p>58.7</text:p>
          </table:table-cell>
          <table:table-cell table:number-columns-repeated="1017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9" calcext:value-type="float">
            <text:p>0.90</text:p>
          </table:table-cell>
          <table:table-cell table:formula="of:=4/6" office:value-type="float" office:value="0.666666666666667" calcext:value-type="float">
            <text:p>0.67</text:p>
          </table:table-cell>
          <table:table-cell/>
          <table:table-cell office:value-type="float" office:value="36.5" calcext:value-type="float">
            <text:p>36.50</text:p>
          </table:table-cell>
          <table:table-cell/>
          <table:table-cell office:value-type="float" office:value="60.8" calcext:value-type="float">
            <text:p>60.8</text:p>
          </table:table-cell>
          <table:table-cell table:number-columns-repeated="1017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95" calcext:value-type="float">
            <text:p>0.95</text:p>
          </table:table-cell>
          <table:table-cell table:formula="of:=4.9/7" office:value-type="float" office:value="0.7" calcext:value-type="float">
            <text:p>0.70</text:p>
          </table:table-cell>
          <table:table-cell/>
          <table:table-cell office:value-type="float" office:value="38.5" calcext:value-type="float">
            <text:p>38.50</text:p>
          </table:table-cell>
          <table:table-cell/>
          <table:table-cell office:value-type="float" office:value="63.3" calcext:value-type="float">
            <text:p>63.3</text:p>
          </table:table-cell>
          <table:table-cell table:number-columns-repeated="1017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.00</text:p>
          </table:table-cell>
          <table:table-cell table:formula="of:=5.9/8" office:value-type="float" office:value="0.7375" calcext:value-type="float">
            <text:p>0.74</text:p>
          </table:table-cell>
          <table:table-cell/>
          <table:table-cell office:value-type="float" office:value="41.5" calcext:value-type="float">
            <text:p>41.50</text:p>
          </table:table-cell>
          <table:table-cell/>
          <table:table-cell office:value-type="float" office:value="66" calcext:value-type="float">
            <text:p>66.0</text:p>
          </table:table-cell>
          <table:table-cell table:number-columns-repeated="1017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.00</text:p>
          </table:table-cell>
          <table:table-cell table:formula="of:=4/5" office:value-type="float" office:value="0.8" calcext:value-type="float">
            <text:p>0.80</text:p>
          </table:table-cell>
          <table:table-cell/>
          <table:table-cell office:value-type="float" office:value="43.5" calcext:value-type="float">
            <text:p>43.50</text:p>
          </table:table-cell>
          <table:table-cell table:style-name="Default"/>
          <table:table-cell office:value-type="float" office:value="69" calcext:value-type="float">
            <text:p>69.0</text:p>
          </table:table-cell>
          <table:table-cell table:number-columns-repeated="1017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.05" calcext:value-type="float">
            <text:p>1.05</text:p>
          </table:table-cell>
          <table:table-cell table:formula="of:=5/6" office:value-type="float" office:value="0.833333333333333" calcext:value-type="float">
            <text:p>0.83</text:p>
          </table:table-cell>
          <table:table-cell/>
          <table:table-cell office:value-type="float" office:value="46" calcext:value-type="float">
            <text:p>46.00</text:p>
          </table:table-cell>
          <table:table-cell table:style-name="Default"/>
          <table:table-cell office:value-type="float" office:value="71.7" calcext:value-type="float">
            <text:p>71.7</text:p>
          </table:table-cell>
          <table:table-cell table:number-columns-repeated="1017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.1" calcext:value-type="float">
            <text:p>1.10</text:p>
          </table:table-cell>
          <table:table-cell table:formula="of:=7/8" office:value-type="float" office:value="0.875" calcext:value-type="float">
            <text:p>0.88</text:p>
          </table:table-cell>
          <table:table-cell/>
          <table:table-cell office:value-type="float" office:value="49" calcext:value-type="float">
            <text:p>49.00</text:p>
          </table:table-cell>
          <table:table-cell table:style-name="Default"/>
          <table:table-cell office:value-type="float" office:value="75.5" calcext:value-type="float">
            <text:p>75.5</text:p>
          </table:table-cell>
          <table:table-cell table:number-columns-repeated="101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.2" calcext:value-type="float">
            <text:p>1.20</text:p>
          </table:table-cell>
          <table:table-cell table:formula="of:=8/8"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53" calcext:value-type="float">
            <text:p>53.00</text:p>
          </table:table-cell>
          <table:table-cell table:style-name="Default"/>
          <table:table-cell office:value-type="float" office:value="78.6" calcext:value-type="float">
            <text:p>78.6</text:p>
          </table:table-cell>
          <table:table-cell table:number-columns-repeated="101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.3" calcext:value-type="float">
            <text:p>1.30</text:p>
          </table:table-cell>
          <table:table-cell table:formula="of:=7.5/7" office:value-type="float" office:value="1.07142857142857" calcext:value-type="float">
            <text:p>1.07</text:p>
          </table:table-cell>
          <table:table-cell office:value-type="float" office:value="5" calcext:value-type="float">
            <text:p>5.00</text:p>
          </table:table-cell>
          <table:table-cell office:value-type="float" office:value="56.5" calcext:value-type="float">
            <text:p>56.50</text:p>
          </table:table-cell>
          <table:table-cell table:style-name="Default"/>
          <table:table-cell office:value-type="float" office:value="83.3" calcext:value-type="float">
            <text:p>83.3</text:p>
          </table:table-cell>
          <table:table-cell table:number-columns-repeated="101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.00</text:p>
          </table:table-cell>
          <table:table-cell table:formula="of:=13/10" office:value-type="float" office:value="1.3" calcext:value-type="float">
            <text:p>1.30</text:p>
          </table:table-cell>
          <table:table-cell office:value-type="float" office:value="5" calcext:value-type="float">
            <text:p>5.00</text:p>
          </table:table-cell>
          <table:table-cell office:value-type="float" office:value="67" calcext:value-type="float">
            <text:p>67.00</text:p>
          </table:table-cell>
          <table:table-cell table:style-name="Default"/>
          <table:table-cell office:value-type="float" office:value="84.2" calcext:value-type="float">
            <text:p>84.2</text:p>
          </table:table-cell>
          <table:table-cell table:number-columns-repeated="101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office:value-type="float" office:value="5" calcext:value-type="float">
            <text:p>5.00</text:p>
          </table:table-cell>
          <table:table-cell office:value-type="float" office:value="67" calcext:value-type="float">
            <text:p>67.00</text:p>
          </table:table-cell>
          <table:table-cell table:style-name="Default"/>
          <table:table-cell office:value-type="float" office:value="85.7" calcext:value-type="float">
            <text:p>85.7</text:p>
          </table:table-cell>
          <table:table-cell table:number-columns-repeated="101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office:value-type="float" office:value="5" calcext:value-type="float">
            <text:p>5.00</text:p>
          </table:table-cell>
          <table:table-cell office:value-type="float" office:value="67" calcext:value-type="float">
            <text:p>67.00</text:p>
          </table:table-cell>
          <table:table-cell table:style-name="Default"/>
          <table:table-cell office:value-type="float" office:value="85.8" calcext:value-type="float">
            <text:p>85.8</text:p>
          </table:table-cell>
          <table:table-cell table:number-columns-repeated="101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.00</text:p>
          </table:table-cell>
          <table:table-cell table:formula="of:=15/10" office:value-type="float" office:value="1.5" calcext:value-type="float">
            <text:p>1.50</text:p>
          </table:table-cell>
          <table:table-cell office:value-type="float" office:value="6" calcext:value-type="float">
            <text:p>6.00</text:p>
          </table:table-cell>
          <table:table-cell office:value-type="float" office:value="78" calcext:value-type="float">
            <text:p>78.00</text:p>
          </table:table-cell>
          <table:table-cell table:style-name="Default"/>
          <table:table-cell office:value-type="float" office:value="87.7" calcext:value-type="float">
            <text:p>87.7</text:p>
          </table:table-cell>
          <table:table-cell table:number-columns-repeated="101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.00</text:p>
          </table:table-cell>
          <table:table-cell table:formula="of:=16/10" office:value-type="float" office:value="1.6" calcext:value-type="float">
            <text:p>1.60</text:p>
          </table:table-cell>
          <table:table-cell office:value-type="float" office:value="6.5" calcext:value-type="float">
            <text:p>6.50</text:p>
          </table:table-cell>
          <table:table-cell office:value-type="float" office:value="83" calcext:value-type="float">
            <text:p>83.00</text:p>
          </table:table-cell>
          <table:table-cell table:style-name="Default"/>
          <table:table-cell office:value-type="float" office:value="89" calcext:value-type="float">
            <text:p>89.0</text:p>
          </table:table-cell>
          <table:table-cell table:number-columns-repeated="101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.00</text:p>
          </table:table-cell>
          <table:table-cell office:value-type="float" office:value="1.6" calcext:value-type="float">
            <text:p>1.60</text:p>
          </table:table-cell>
          <table:table-cell office:value-type="float" office:value="6.5" calcext:value-type="float">
            <text:p>6.50</text:p>
          </table:table-cell>
          <table:table-cell office:value-type="float" office:value="88.5" calcext:value-type="float">
            <text:p>88.50</text:p>
          </table:table-cell>
          <table:table-cell table:style-name="Default"/>
          <table:table-cell office:value-type="float" office:value="90.6" calcext:value-type="float">
            <text:p>90.6</text:p>
          </table:table-cell>
          <table:table-cell table:number-columns-repeated="101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.00</text:p>
          </table:table-cell>
          <table:table-cell office:value-type="float" office:value="1.6" calcext:value-type="float">
            <text:p>1.60</text:p>
          </table:table-cell>
          <table:table-cell office:value-type="float" office:value="6.5" calcext:value-type="float">
            <text:p>6.50</text:p>
          </table:table-cell>
          <table:table-cell office:value-type="float" office:value="88.5" calcext:value-type="float">
            <text:p>88.50</text:p>
          </table:table-cell>
          <table:table-cell office:value-type="float" office:value="1.39" calcext:value-type="float">
            <text:p>1.39</text:p>
          </table:table-cell>
          <table:table-cell office:value-type="float" office:value="91.4" calcext:value-type="float">
            <text:p>91.4</text:p>
          </table:table-cell>
          <table:table-cell table:number-columns-repeated="1017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.00</text:p>
          </table:table-cell>
          <table:table-cell table:formula="of:=17/10" office:value-type="float" office:value="1.7" calcext:value-type="float">
            <text:p>1.70</text:p>
          </table:table-cell>
          <table:table-cell office:value-type="float" office:value="7" calcext:value-type="float">
            <text:p>7.00</text:p>
          </table:table-cell>
          <table:table-cell office:value-type="float" office:value="88.5" calcext:value-type="float">
            <text:p>88.50</text:p>
          </table:table-cell>
          <table:table-cell office:value-type="float" office:value="1.42" calcext:value-type="float">
            <text:p>1.42</text:p>
          </table:table-cell>
          <table:table-cell office:value-type="float" office:value="93.3" calcext:value-type="float">
            <text:p>93.3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.00</text:p>
          </table:table-cell>
          <table:table-cell office:value-type="float" office:value="1.7" calcext:value-type="float">
            <text:p>1.70</text:p>
          </table:table-cell>
          <table:table-cell office:value-type="float" office:value="7" calcext:value-type="float">
            <text:p>7.00</text:p>
          </table:table-cell>
          <table:table-cell office:value-type="float" office:value="88.5" calcext:value-type="float">
            <text:p>88.50</text:p>
          </table:table-cell>
          <table:table-cell office:value-type="float" office:value="1.46" calcext:value-type="float">
            <text:p>1.46</text:p>
          </table:table-cell>
          <table:table-cell office:value-type="float" office:value="95.7" calcext:value-type="float">
            <text:p>95.7</text:p>
          </table:table-cell>
          <table:table-cell table:number-columns-repeated="1017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.25" calcext:value-type="float">
            <text:p>2.25</text:p>
          </table:table-cell>
          <table:table-cell table:formula="of:=18/10" office:value-type="float" office:value="1.8" calcext:value-type="float">
            <text:p>1.80</text:p>
          </table:table-cell>
          <table:table-cell office:value-type="float" office:value="7.5" calcext:value-type="float">
            <text:p>7.50</text:p>
          </table:table-cell>
          <table:table-cell office:value-type="float" office:value="93.5" calcext:value-type="float">
            <text:p>93.50</text:p>
          </table:table-cell>
          <table:table-cell office:value-type="float" office:value="1.52" calcext:value-type="float">
            <text:p>1.52</text:p>
          </table:table-cell>
          <table:table-cell office:value-type="float" office:value="98.4" calcext:value-type="float">
            <text:p>98.4</text:p>
          </table:table-cell>
          <table:table-cell table:number-columns-repeated="101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.25" calcext:value-type="float">
            <text:p>2.25</text:p>
          </table:table-cell>
          <table:table-cell office:value-type="float" office:value="1.8" calcext:value-type="float">
            <text:p>1.80</text:p>
          </table:table-cell>
          <table:table-cell office:value-type="float" office:value="7.5" calcext:value-type="float">
            <text:p>7.50</text:p>
          </table:table-cell>
          <table:table-cell office:value-type="float" office:value="93.5" calcext:value-type="float">
            <text:p>93.50</text:p>
          </table:table-cell>
          <table:table-cell office:value-type="float" office:value="1.55" calcext:value-type="float">
            <text:p>1.55</text:p>
          </table:table-cell>
          <table:table-cell office:value-type="float" office:value="100.9" calcext:value-type="float">
            <text:p>100.9</text:p>
          </table:table-cell>
          <table:table-cell table:number-columns-repeated="101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.25" calcext:value-type="float">
            <text:p>2.25</text:p>
          </table:table-cell>
          <table:table-cell table:formula="of:=19/10" office:value-type="float" office:value="1.9" calcext:value-type="float">
            <text:p>1.90</text:p>
          </table:table-cell>
          <table:table-cell office:value-type="float" office:value="7.75" calcext:value-type="float">
            <text:p>7.75</text:p>
          </table:table-cell>
          <table:table-cell office:value-type="float" office:value="98.75" calcext:value-type="float">
            <text:p>98.75</text:p>
          </table:table-cell>
          <table:table-cell office:value-type="float" office:value="1.62" calcext:value-type="float">
            <text:p>1.62</text:p>
          </table:table-cell>
          <table:table-cell office:value-type="float" office:value="102.9" calcext:value-type="float">
            <text:p>102.9</text:p>
          </table:table-cell>
          <table:table-cell table:number-columns-repeated="1017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.25" calcext:value-type="float">
            <text:p>2.25</text:p>
          </table:table-cell>
          <table:table-cell office:value-type="float" office:value="1.9" calcext:value-type="float">
            <text:p>1.90</text:p>
          </table:table-cell>
          <table:table-cell office:value-type="float" office:value="7.75" calcext:value-type="float">
            <text:p>7.75</text:p>
          </table:table-cell>
          <table:table-cell office:value-type="float" office:value="98.75" calcext:value-type="float">
            <text:p>98.75</text:p>
          </table:table-cell>
          <table:table-cell office:value-type="float" office:value="1.63" calcext:value-type="float">
            <text:p>1.63</text:p>
          </table:table-cell>
          <table:table-cell office:value-type="float" office:value="104.8" calcext:value-type="float">
            <text:p>104.8</text:p>
          </table:table-cell>
          <table:table-cell table:number-columns-repeated="101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.5" calcext:value-type="float">
            <text:p>2.50</text:p>
          </table:table-cell>
          <table:table-cell table:formula="of:=20/10" office:value-type="float" office:value="2" calcext:value-type="float">
            <text:p>2.00</text:p>
          </table:table-cell>
          <table:table-cell office:value-type="float" office:value="8" calcext:value-type="float">
            <text:p>8.00</text:p>
          </table:table-cell>
          <table:table-cell office:value-type="float" office:value="98.75" calcext:value-type="float">
            <text:p>98.75</text:p>
          </table:table-cell>
          <table:table-cell office:value-type="float" office:value="1.65" calcext:value-type="float">
            <text:p>1.65</text:p>
          </table:table-cell>
          <table:table-cell office:value-type="float" office:value="107.5" calcext:value-type="float">
            <text:p>107.5</text:p>
          </table:table-cell>
          <table:table-cell table:number-columns-repeated="10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.75" calcext:value-type="float">
            <text:p>2.75</text:p>
          </table:table-cell>
          <table:table-cell table:formula="of:=21/10" office:value-type="float" office:value="2.1" calcext:value-type="float">
            <text:p>2.10</text:p>
          </table:table-cell>
          <table:table-cell office:value-type="float" office:value="8.5" calcext:value-type="float">
            <text:p>8.50</text:p>
          </table:table-cell>
          <table:table-cell office:value-type="float" office:value="99.75" calcext:value-type="float">
            <text:p>99.75</text:p>
          </table:table-cell>
          <table:table-cell office:value-type="float" office:value="1.66" calcext:value-type="float">
            <text:p>1.66</text:p>
          </table:table-cell>
          <table:table-cell office:value-type="float" office:value="109.8" calcext:value-type="float">
            <text:p>109.8</text:p>
          </table:table-cell>
          <table:table-cell table:number-columns-repeated="10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.75" calcext:value-type="float">
            <text:p>2.75</text:p>
          </table:table-cell>
          <table:table-cell table:formula="of:=22.5/10" office:value-type="float" office:value="2.25" calcext:value-type="float">
            <text:p>2.25</text:p>
          </table:table-cell>
          <table:table-cell office:value-type="float" office:value="9" calcext:value-type="float">
            <text:p>9.00</text:p>
          </table:table-cell>
          <table:table-cell office:value-type="float" office:value="109" calcext:value-type="float">
            <text:p>109.00</text:p>
          </table:table-cell>
          <table:table-cell office:value-type="float" office:value="1.68" calcext:value-type="float">
            <text:p>1.68</text:p>
          </table:table-cell>
          <table:table-cell office:value-type="float" office:value="111.7" calcext:value-type="float">
            <text:p>111.7</text:p>
          </table:table-cell>
          <table:table-cell table:number-columns-repeated="10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.75" calcext:value-type="float">
            <text:p>2.75</text:p>
          </table:table-cell>
          <table:table-cell office:value-type="float" office:value="2.25" calcext:value-type="float">
            <text:p>2.25</text:p>
          </table:table-cell>
          <table:table-cell office:value-type="float" office:value="9" calcext:value-type="float">
            <text:p>9.00</text:p>
          </table:table-cell>
          <table:table-cell office:value-type="float" office:value="109" calcext:value-type="float">
            <text:p>109.00</text:p>
          </table:table-cell>
          <table:table-cell office:value-type="float" office:value="1.79" calcext:value-type="float">
            <text:p>1.79</text:p>
          </table:table-cell>
          <table:table-cell office:value-type="float" office:value="115.6" calcext:value-type="float">
            <text:p>115.6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.75" calcext:value-type="float">
            <text:p>2.75</text:p>
          </table:table-cell>
          <table:table-cell office:value-type="float" office:value="2.25" calcext:value-type="float">
            <text:p>2.25</text:p>
          </table:table-cell>
          <table:table-cell office:value-type="float" office:value="9" calcext:value-type="float">
            <text:p>9.00</text:p>
          </table:table-cell>
          <table:table-cell office:value-type="float" office:value="109" calcext:value-type="float">
            <text:p>109.00</text:p>
          </table:table-cell>
          <table:table-cell office:value-type="float" office:value="1.77" calcext:value-type="float">
            <text:p>1.77</text:p>
          </table:table-cell>
          <table:table-cell office:value-type="float" office:value="114.7" calcext:value-type="float">
            <text:p>114.7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.00</text:p>
          </table:table-cell>
          <table:table-cell table:formula="of:=25/10"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office:value-type="float" office:value="121" calcext:value-type="float">
            <text:p>121.00</text:p>
          </table:table-cell>
          <table:table-cell office:value-type="float" office:value="1.95" calcext:value-type="float">
            <text:p>1.95</text:p>
          </table:table-cell>
          <table:table-cell office:value-type="float" office:value="116.7" calcext:value-type="float">
            <text:p>116.7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.00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office:value-type="float" office:value="121" calcext:value-type="float">
            <text:p>121.00</text:p>
          </table:table-cell>
          <table:table-cell office:value-type="float" office:value="1.94" calcext:value-type="float">
            <text:p>1.94</text:p>
          </table:table-cell>
          <table:table-cell office:value-type="float" office:value="120.3" calcext:value-type="float">
            <text:p>120.3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.00</text:p>
          </table:table-cell>
          <table:table-cell table:formula="of:=26/10" office:value-type="float" office:value="2.6" calcext:value-type="float">
            <text:p>2.60</text:p>
          </table:table-cell>
          <table:table-cell office:value-type="float" office:value="10.5" calcext:value-type="float">
            <text:p>10.50</text:p>
          </table:table-cell>
          <table:table-cell office:value-type="float" office:value="126" calcext:value-type="float">
            <text:p>126.00</text:p>
          </table:table-cell>
          <table:table-cell office:value-type="float" office:value="1.98" calcext:value-type="float">
            <text:p>1.98</text:p>
          </table:table-cell>
          <table:table-cell office:value-type="float" office:value="121.8" calcext:value-type="float">
            <text:p>121.8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.00</text:p>
          </table:table-cell>
          <table:table-cell office:value-type="float" office:value="2.65" calcext:value-type="float">
            <text:p>2.65</text:p>
          </table:table-cell>
          <table:table-cell office:value-type="float" office:value="10.75" calcext:value-type="float">
            <text:p>10.75</text:p>
          </table:table-cell>
          <table:table-cell office:value-type="float" office:value="128.5" calcext:value-type="float">
            <text:p>128.50</text:p>
          </table:table-cell>
          <table:table-cell office:value-type="float" office:value="2" calcext:value-type="float">
            <text:p>2.00</text:p>
          </table:table-cell>
          <table:table-cell office:value-type="float" office:value="123.1" calcext:value-type="float">
            <text:p>123.1</text:p>
          </table:table-cell>
          <table:table-cell table:number-columns-repeated="101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.00</text:p>
          </table:table-cell>
          <table:table-cell office:value-type="float" office:value="2.7" calcext:value-type="float">
            <text:p>2.70</text:p>
          </table:table-cell>
          <table:table-cell office:value-type="float" office:value="11" calcext:value-type="float">
            <text:p>11.00</text:p>
          </table:table-cell>
          <table:table-cell office:value-type="float" office:value="133.75" calcext:value-type="float">
            <text:p>133.75</text:p>
          </table:table-cell>
          <table:table-cell office:value-type="float" office:value="2.03" calcext:value-type="float">
            <text:p>2.03</text:p>
          </table:table-cell>
          <table:table-cell office:value-type="float" office:value="125.7" calcext:value-type="float">
            <text:p>125.7</text:p>
          </table:table-cell>
          <table:table-cell table:number-columns-repeated="1017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.00</text:p>
          </table:table-cell>
          <table:table-cell office:value-type="float" office:value="2.8" calcext:value-type="float">
            <text:p>2.80</text:p>
          </table:table-cell>
          <table:table-cell office:value-type="float" office:value="11.5" calcext:value-type="float">
            <text:p>11.50</text:p>
          </table:table-cell>
          <table:table-cell office:value-type="float" office:value="141.5" calcext:value-type="float">
            <text:p>141.50</text:p>
          </table:table-cell>
          <table:table-cell office:value-type="float" office:value="2.06" calcext:value-type="float">
            <text:p>2.06</text:p>
          </table:table-cell>
          <table:table-cell office:value-type="float" office:value="127.3" calcext:value-type="float">
            <text:p>127.3</text:p>
          </table:table-cell>
          <table:table-cell table:number-columns-repeated="101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.25" calcext:value-type="float">
            <text:p>3.25</text:p>
          </table:table-cell>
          <table:table-cell office:value-type="float" office:value="2.9" calcext:value-type="float">
            <text:p>2.90</text:p>
          </table:table-cell>
          <table:table-cell office:value-type="float" office:value="12" calcext:value-type="float">
            <text:p>12.00</text:p>
          </table:table-cell>
          <table:table-cell office:value-type="float" office:value="146.25" calcext:value-type="float">
            <text:p>146.25</text:p>
          </table:table-cell>
          <table:table-cell office:value-type="float" office:value="2.09" calcext:value-type="float">
            <text:p>2.09</text:p>
          </table:table-cell>
          <table:table-cell office:value-type="float" office:value="128.7" calcext:value-type="float">
            <text:p>128.7</text:p>
          </table:table-cell>
          <table:table-cell table:number-columns-repeated="101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.00</text:p>
          </table:table-cell>
          <table:table-cell office:value-type="float" office:value="12.5" calcext:value-type="float">
            <text:p>12.50</text:p>
          </table:table-cell>
          <table:table-cell office:value-type="float" office:value="146.25" calcext:value-type="float">
            <text:p>146.25</text:p>
          </table:table-cell>
          <table:table-cell office:value-type="float" office:value="2.18" calcext:value-type="float">
            <text:p>2.18</text:p>
          </table:table-cell>
          <table:table-cell office:value-type="float" office:value="130.5" calcext:value-type="float">
            <text:p>130.5</text:p>
          </table:table-cell>
          <table:table-cell table:number-columns-repeated="101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.00</text:p>
          </table:table-cell>
          <table:table-cell office:value-type="float" office:value="12.5" calcext:value-type="float">
            <text:p>12.50</text:p>
          </table:table-cell>
          <table:table-cell office:value-type="float" office:value="146.25" calcext:value-type="float">
            <text:p>146.25</text:p>
          </table:table-cell>
          <table:table-cell/>
          <table:table-cell office:value-type="float" office:value="134.2" calcext:value-type="float">
            <text:p>134.2</text:p>
          </table:table-cell>
          <table:table-cell table:number-columns-repeated="1017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.25" calcext:value-type="float">
            <text:p>3.25</text:p>
          </table:table-cell>
          <table:table-cell office:value-type="float" office:value="3.1" calcext:value-type="float">
            <text:p>3.10</text:p>
          </table:table-cell>
          <table:table-cell office:value-type="float" office:value="13" calcext:value-type="float">
            <text:p>13.00</text:p>
          </table:table-cell>
          <table:table-cell office:value-type="float" office:value="151.15" calcext:value-type="float">
            <text:p>151.15</text:p>
          </table:table-cell>
          <table:table-cell/>
          <table:table-cell office:value-type="float" office:value="136.8" calcext:value-type="float">
            <text:p>136.8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</table:table>
      <table:table table:name="change years" table:style-name="ta1">
        <table:table-column table:style-name="co9" table:default-cell-style-name="ce10"/>
        <table:table-column table:style-name="co10" table:default-cell-style-name="Default"/>
        <table:table-column table:style-name="co11" table:default-cell-style-name="ce11"/>
        <table:table-column table:style-name="co12" table:default-cell-style-name="ce11"/>
        <table:table-column table:style-name="co13" table:default-cell-style-name="Default"/>
        <table:table-column table:style-name="co8" table:number-columns-repeated="1019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cash_nominal</text:p>
          </table:table-cell>
          <table:table-cell table:style-name="ce5" office:value-type="string" calcext:value-type="string">
            <text:p>cash_2019</text:p>
          </table:table-cell>
          <table:table-cell table:style-name="ce5" office:value-type="string" calcext:value-type="string">
            <text:p>date_source</text:p>
          </table:table-cell>
          <table:table-cell table:style-name="ce5" table:number-columns-repeated="1019"/>
        </table:table-row>
        <table:table-row table:style-name="ro1">
          <table:table-cell office:value-type="date" office:date-value="1973-01-21" calcext:value-type="date">
            <text:p>1973-01-21</text:p>
          </table:table-cell>
          <table:table-cell table:formula="of:=([.A2]-25569)*86400 - 4*3600" office:value-type="float" office:value="96408000" calcext:value-type="float">
            <text:p>96408000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1.71" calcext:value-type="currency">
            <text:p>$1.71</text:p>
          </table:table-cell>
          <table:table-cell table:number-columns-repeated="1020"/>
        </table:table-row>
        <table:table-row table:style-name="ro1">
          <table:table-cell office:value-type="date" office:date-value="1975-03-29" calcext:value-type="date">
            <text:p>1975-03-29</text:p>
          </table:table-cell>
          <table:table-cell table:formula="of:=([.A3]-25569)*86400 - 4*3600" office:value-type="float" office:value="165268800" calcext:value-type="float">
            <text:p>165268800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1.85" calcext:value-type="currency">
            <text:p>$1.85</text:p>
          </table:table-cell>
          <table:table-cell table:number-columns-repeated="1020"/>
        </table:table-row>
        <table:table-row table:style-name="ro1">
          <table:table-cell office:value-type="date" office:date-value="1976-02-22" calcext:value-type="date">
            <text:p>1976-02-22</text:p>
          </table:table-cell>
          <table:table-cell table:formula="of:=([.A4]-25569)*86400 - 4*3600" office:value-type="float" office:value="193780800" calcext:value-type="float">
            <text:p>193780800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currency" office:currency="USD" office:value="2.19" calcext:value-type="currency">
            <text:p>$2.19</text:p>
          </table:table-cell>
          <table:table-cell table:number-columns-repeated="1020"/>
        </table:table-row>
        <table:table-row table:style-name="ro1">
          <table:table-cell office:value-type="date" office:date-value="1978-01-01" calcext:value-type="date">
            <text:p>1978-01-01</text:p>
          </table:table-cell>
          <table:table-cell table:formula="of:=([.A5]-25569)*86400 - 4*3600" office:value-type="float" office:value="252446400" calcext:value-type="float">
            <text:p>252446400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2.02" calcext:value-type="currency">
            <text:p>$2.02</text:p>
          </table:table-cell>
          <table:table-cell table:number-columns-repeated="1020"/>
        </table:table-row>
        <table:table-row table:style-name="ro1">
          <table:table-cell office:value-type="date" office:date-value="1979-03-12" calcext:value-type="date">
            <text:p>1979-03-12</text:p>
          </table:table-cell>
          <table:table-cell table:formula="of:=([.A6]-25569)*86400 - 4*3600" office:value-type="float" office:value="290030400" calcext:value-type="float">
            <text:p>290030400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2.04" calcext:value-type="currency">
            <text:p>$2.04</text:p>
          </table:table-cell>
          <table:table-cell table:number-columns-repeated="1020"/>
        </table:table-row>
        <table:table-row table:style-name="ro1">
          <table:table-cell office:value-type="date" office:date-value="1981-01-04" calcext:value-type="date">
            <text:p>1981-01-04</text:p>
          </table:table-cell>
          <table:table-cell table:formula="of:=([.A7]-25569)*86400 - 4*3600" office:value-type="float" office:value="347400000" calcext:value-type="float">
            <text:p>347400000</text:p>
          </table:table-cell>
          <table:table-cell office:value-type="currency" office:currency="USD" office:value="0.65" calcext:value-type="currency">
            <text:p>$0.65</text:p>
          </table:table-cell>
          <table:table-cell office:value-type="currency" office:currency="USD" office:value="1.77" calcext:value-type="currency">
            <text:p>$1.77</text:p>
          </table:table-cell>
          <table:table-cell table:number-columns-repeated="1020"/>
        </table:table-row>
        <table:table-row table:style-name="ro1">
          <table:table-cell office:value-type="date" office:date-value="1982-01-04" calcext:value-type="date">
            <text:p>1982-01-04</text:p>
          </table:table-cell>
          <table:table-cell table:formula="of:=([.A8]-25569)*86400 - 4*3600" office:value-type="float" office:value="378936000" calcext:value-type="float">
            <text:p>378936000</text:p>
          </table:table-cell>
          <table:table-cell office:value-type="currency" office:currency="USD" office:value="0.75" calcext:value-type="currency">
            <text:p>$0.75</text:p>
          </table:table-cell>
          <table:table-cell office:value-type="currency" office:currency="USD" office:value="1.85" calcext:value-type="currency">
            <text:p>$1.85</text:p>
          </table:table-cell>
          <table:table-cell table:number-columns-repeated="1020"/>
        </table:table-row>
        <table:table-row table:style-name="ro1">
          <table:table-cell office:value-type="date" office:date-value="1983-01-02" calcext:value-type="date">
            <text:p>1983-01-02</text:p>
          </table:table-cell>
          <table:table-cell table:formula="of:=([.A9]-25569)*86400 - 4*3600" office:value-type="float" office:value="410299200" calcext:value-type="float">
            <text:p>410299200</text:p>
          </table:table-cell>
          <table:table-cell office:value-type="currency" office:currency="USD" office:value="0.85" calcext:value-type="currency">
            <text:p>$0.85</text:p>
          </table:table-cell>
          <table:table-cell office:value-type="currency" office:currency="USD" office:value="1.98" calcext:value-type="currency">
            <text:p>$1.98</text:p>
          </table:table-cell>
          <table:table-cell table:number-columns-repeated="1020"/>
        </table:table-row>
        <table:table-row table:style-name="ro1">
          <table:table-cell office:value-type="date" office:date-value="1984-01-02" calcext:value-type="date">
            <text:p>1984-01-02</text:p>
          </table:table-cell>
          <table:table-cell table:formula="of:=([.A10]-25569)*86400 - 4*3600" office:value-type="float" office:value="441835200" calcext:value-type="float">
            <text:p>441835200</text:p>
          </table:table-cell>
          <table:table-cell office:value-type="currency" office:currency="USD" office:value="0.9" calcext:value-type="currency">
            <text:p>$0.90</text:p>
          </table:table-cell>
          <table:table-cell office:value-type="currency" office:currency="USD" office:value="2.03" calcext:value-type="currency">
            <text:p>$2.03</text:p>
          </table:table-cell>
          <table:table-cell table:number-columns-repeated="1020"/>
        </table:table-row>
        <table:table-row table:style-name="ro1">
          <table:table-cell office:value-type="date" office:date-value="1985-01-02" calcext:value-type="date">
            <text:p>1985-01-02</text:p>
          </table:table-cell>
          <table:table-cell table:formula="of:=([.A11]-25569)*86400 - 4*3600" office:value-type="float" office:value="473457600" calcext:value-type="float">
            <text:p>473457600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currency" office:currency="USD" office:value="2.05" calcext:value-type="currency">
            <text:p>$2.05</text:p>
          </table:table-cell>
          <table:table-cell table:number-columns-repeated="1020"/>
        </table:table-row>
        <table:table-row table:style-name="ro1">
          <table:table-cell office:value-type="date" office:date-value="1986-01-02" calcext:value-type="date">
            <text:p>1986-01-02</text:p>
          </table:table-cell>
          <table:table-cell table:formula="of:=([.A12]-25569)*86400 - 4*3600" office:value-type="float" office:value="504993600" calcext:value-type="float">
            <text:p>504993600</text:p>
          </table:table-cell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2.07" calcext:value-type="currency">
            <text:p>$2.07</text:p>
          </table:table-cell>
          <table:table-cell table:number-columns-repeated="1020"/>
        </table:table-row>
        <table:table-row table:style-name="ro1">
          <table:table-cell office:value-type="date" office:date-value="1988-01-04" calcext:value-type="date">
            <text:p>1988-01-04</text:p>
          </table:table-cell>
          <table:table-cell table:formula="of:=([.A13]-25569)*86400 - 4*3600" office:value-type="float" office:value="568238400" calcext:value-type="float">
            <text:p>568238400</text:p>
          </table:table-cell>
          <table:table-cell office:value-type="currency" office:currency="USD" office:value="1.05" calcext:value-type="currency">
            <text:p>$1.05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1020"/>
        </table:table-row>
        <table:table-row table:style-name="ro1">
          <table:table-cell office:value-type="date" office:date-value="1989-01-03" calcext:value-type="date">
            <text:p>1989-01-03</text:p>
          </table:table-cell>
          <table:table-cell table:formula="of:=([.A14]-25569)*86400 - 4*3600" office:value-type="float" office:value="599774400" calcext:value-type="float">
            <text:p>599774400</text:p>
          </table:table-cell>
          <table:table-cell office:value-type="currency" office:currency="USD" office:value="1.1" calcext:value-type="currency">
            <text:p>$1.10</text:p>
          </table:table-cell>
          <table:table-cell office:value-type="currency" office:currency="USD" office:value="1.99" calcext:value-type="currency">
            <text:p>$1.99</text:p>
          </table:table-cell>
          <table:table-cell table:number-columns-repeated="1020"/>
        </table:table-row>
        <table:table-row table:style-name="ro1">
          <table:table-cell office:value-type="date" office:date-value="1990-01-02" calcext:value-type="date">
            <text:p>1990-01-02</text:p>
          </table:table-cell>
          <table:table-cell table:formula="of:=([.A15]-25569)*86400 - 4*3600" office:value-type="float" office:value="631224000" calcext:value-type="float">
            <text:p>631224000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currency" office:currency="USD" office:value="2.09" calcext:value-type="currency">
            <text:p>$2.09</text:p>
          </table:table-cell>
          <table:table-cell table:number-columns-repeated="1020"/>
        </table:table-row>
        <table:table-row table:style-name="ro1">
          <table:table-cell office:value-type="date" office:date-value="1991-01-01" calcext:value-type="date">
            <text:p>1991-01-01</text:p>
          </table:table-cell>
          <table:table-cell table:formula="of:=([.A16]-25569)*86400 - 4*3600" office:value-type="float" office:value="662673600" calcext:value-type="float">
            <text:p>662673600</text:p>
          </table:table-cell>
          <table:table-cell office:value-type="currency" office:currency="USD" office:value="1.3" calcext:value-type="currency">
            <text:p>$1.30</text:p>
          </table:table-cell>
          <table:table-cell office:value-type="currency" office:currency="USD" office:value="2.13" calcext:value-type="currency">
            <text:p>$2.13</text:p>
          </table:table-cell>
          <table:table-cell table:number-columns-repeated="1020"/>
        </table:table-row>
        <table:table-row table:style-name="ro1">
          <table:table-cell office:value-type="date" office:date-value="1992-01-01" calcext:value-type="date">
            <text:p>1992-01-01</text:p>
          </table:table-cell>
          <table:table-cell table:formula="of:=([.A17]-25569)*86400 - 4*3600" office:value-type="float" office:value="694209600" calcext:value-type="float">
            <text:p>694209600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3.25" calcext:value-type="currency">
            <text:p>$3.25</text:p>
          </table:table-cell>
          <table:table-cell table:number-columns-repeated="1020"/>
        </table:table-row>
        <table:table-row table:style-name="ro1">
          <table:table-cell office:value-type="date" office:date-value="2001-01-01" calcext:value-type="date">
            <text:p>2001-01-01</text:p>
          </table:table-cell>
          <table:table-cell table:formula="of:=([.A18]-25569)*86400 - 4*3600" office:value-type="float" office:value="978292800" calcext:value-type="float">
            <text:p>978292800</text:p>
          </table:table-cell>
          <table:table-cell office:value-type="currency" office:currency="USD" office:value="2.25" calcext:value-type="currency">
            <text:p>$2.25</text:p>
          </table:table-cell>
          <table:table-cell office:value-type="currency" office:currency="USD" office:value="3.13" calcext:value-type="currency">
            <text:p>$3.13</text:p>
          </table:table-cell>
          <table:table-cell table:number-columns-repeated="1020"/>
        </table:table-row>
        <table:table-row table:style-name="ro1">
          <table:table-cell office:value-type="date" office:date-value="2005-03-06" calcext:value-type="date">
            <text:p>2005-03-06</text:p>
          </table:table-cell>
          <table:table-cell table:formula="of:=([.A19]-25569)*86400 - 4*3600" office:value-type="float" office:value="1110052800" calcext:value-type="float">
            <text:p>11100528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3.18" calcext:value-type="currency">
            <text:p>$3.18</text:p>
          </table:table-cell>
          <table:table-cell table:number-columns-repeated="1020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table:formula="of:=([.A20]-25569)*86400 - 4*3600" office:value-type="float" office:value="1143835200" calcext:value-type="float">
            <text:p>1143835200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3.43" calcext:value-type="currency">
            <text:p>$3.43</text:p>
          </table:table-cell>
          <table:table-cell table:number-columns-repeated="1020"/>
        </table:table-row>
        <table:table-row table:style-name="ro1">
          <table:table-cell office:value-type="date" office:date-value="2010-01-03" calcext:value-type="date">
            <text:p>2010-01-03</text:p>
          </table:table-cell>
          <table:table-cell table:formula="of:=([.A21]-25569)*86400 - 4*3600" office:value-type="float" office:value="1262462400" calcext:value-type="float">
            <text:p>1262462400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2" calcext:value-type="currency">
            <text:p>$3.52</text:p>
          </table:table-cell>
          <table:table-cell table:number-columns-repeated="1020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table:formula="of:=([.A22]-25569)*86400 - 4*3600" office:value-type="float" office:value="1451592000" calcext:value-type="float">
            <text:p>1451592000</text:p>
          </table:table-cell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3.45" calcext:value-type="currency">
            <text:p>$3.45</text:p>
          </table:table-cell>
          <table:table-cell table:number-columns-repeated="1020"/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table:formula="of:=([.A23]-25569)*86400 - 4*3600" office:value-type="float" office:value="1569873600" calcext:value-type="float">
            <text:p>1569873600</text:p>
          </table:table-cell>
          <table:table-cell table:number-columns-repeated="2" office:value-type="currency" office:currency="USD" office:value="3.25" calcext:value-type="currency">
            <text:p>$3.25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CA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">
      <number:text>$</number:text>
      <number:number number:decimal-places="2" loext:min-decimal-places="2" number:min-integer-digits="1" number:grouping="true"/>
    </number:number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complex="FreeSerif" style:font-family-complex="FreeSerif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00-00-00</text:date>, <text:time style:data-style-name="N2" text:time-value="21:29:22.699553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4:43:58.976172192</meta:creation-date>
    <meta:generator>LibreOffice/6.0.7.3$Linux_X86_64 LibreOffice_project/00m0$Build-3</meta:generator>
    <dc:date>2020-02-15T21:29:41.136463479</dc:date>
    <meta:editing-duration>PT2H53S</meta:editing-duration>
    <meta:editing-cycles>50</meta:editing-cycles>
    <meta:document-statistic meta:table-count="2" meta:cell-count="378" meta:object-count="0"/>
  </office:meta>
</office:document-meta>
</file>